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B0000029EB0C56D14CD725AD0.png" manifest:media-type="image/png"/>
  <manifest:file-entry manifest:full-path="Pictures/10000000000002D0000002C26D254ED39F10B2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5398in" svg:height="5.4319in" draw:z-index="0"><draw:image xlink:href="Pictures/10000000000002D0000002C26D254ED39F10B28B.png" xlink:type="simple" xlink:show="embed" xlink:actuate="onLoad"/></draw:frame><draw:frame draw:style-name="fr2" draw:name="Image2" text:anchor-type="paragraph" svg:x="0.8811in" svg:y="3.2335in" svg:width="5.6146in" svg:height="6.9791in" draw:z-index="1"><draw:image xlink:href="Pictures/100000000000021B0000029EB0C56D14CD725A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0:15:02.161693864</meta:creation-date>
    <dc:date>2017-06-15T22:27:12.591445151</dc:date>
    <meta:editing-duration>PT11M47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